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0e4b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style:font-name="Liberation Serif"/>
    </style:style>
    <style:style style:name="P5" style:family="paragraph" style:parent-style-name="Text_20_body" style:list-style-name="L3">
      <style:text-properties style:font-name="Liberation Serif"/>
    </style:style>
    <style:style style:name="P6" style:family="paragraph" style:parent-style-name="Text_20_body" style:list-style-name="L4">
      <style:text-properties style:font-name="Liberation Serif"/>
    </style:style>
    <style:style style:name="T1" style:family="text">
      <style:text-properties officeooo:rsid="0010e4bb"/>
    </style:style>
    <style:style style:name="T2" style:family="text">
      <style:text-properties style:text-underline-style="solid" style:text-underline-width="auto" style:text-underline-color="font-color" fo:font-weight="normal" officeooo:rsid="0010e4bb" style:font-weight-asian="normal" style:font-weight-complex="normal"/>
    </style:style>
    <style:style style:name="T3" style:family="text">
      <style:text-properties fo:font-weight="normal" officeooo:rsid="0010e4bb" style:font-weight-asian="normal" style:font-weight-complex="normal"/>
    </style:style>
    <style:style style:name="T4" style:family="text">
      <style:text-properties style:font-name="Liberation Serif"/>
    </style:style>
    <style:style style:name="T5" style:family="text">
      <style:text-properties style:text-underline-style="solid" style:text-underline-width="auto" style:text-underline-color="font-color" officeooo:rsid="0010e4b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<text:s text:c="7"/></text:span></text:span><text:span text:style-name="Strong_20_Emphasis"><text:span text:style-name="T2">I added a english translation below the dutch version</text:span></text:span><text:span text:style-name="Strong_20_Emphasis"><text:span text:style-name="T1"><text:line-break/><text:line-break/><text:line-break/> <text:s text:c="5"/></text:span></text:span><text:span text:style-name="Strong_20_Emphasis"><text:span text:style-name="T3"><text:s/>1. <text:s/></text:span></text:span><text:span text:style-name="Strong_20_Emphasis">API-key beveiliging</text:span></text:p>
      <text:list text:style-name="L1">
        <text:list-item>
          <text:list>
            <text:list-item>
              <text:p text:style-name="P2">Geen key hardcoded in client.</text:p>
            </text:list-item>
            <text:list-item>
              <text:p text:style-name="P2">Server-proxy opzetten (Node/Express of andere backend) die de Gemini-requests afhandelt.</text:p>
            </text:list-item>
            <text:list-item>
              <text:p text:style-name="P2">Alleen de server kent de echte key.</text:p>
            </text:list-item>
          </text:list>
        </text:list-item>
        <text:list-item>
          <text:p text:style-name="P2"><text:span text:style-name="Strong_20_Emphasis">Proxy-origin toevoegen in manifest</text:span></text:p>
          <text:list>
            <text:list-item>
              <text:p text:style-name="P2"><text:span text:style-name="Source_20_Text"><text:span text:style-name="T4">host_permissions</text:span></text:span><text:span text:style-name="T4"> instellen op jouw eigen proxy-URL (bv. </text:span><text:span text:style-name="Source_20_Text"><text:span text:style-name="T4">https://api.jouwdomein.nl/*</text:span></text:span><text:span text:style-name="T4">).</text:span></text:p>
            </text:list-item>
            <text:list-item>
              <text:p text:style-name="P2"><text:span text:style-name="T4">In </text:span><text:span text:style-name="Source_20_Text"><text:span text:style-name="T4">popup.js</text:span></text:span><text:span text:style-name="T4"> de fetch-URL aanpassen naar je proxy.</text:span></text:p>
            </text:list-item>
          </text:list>
        </text:list-item>
        <text:list-item>
          <text:p text:style-name="P2"><text:span text:style-name="Strong_20_Emphasis">Matches beperken</text:span></text:p>
          <text:list>
            <text:list-item>
              <text:p text:style-name="P2"><text:span text:style-name="Source_20_Text"><text:span text:style-name="T4">content_scripts.matches</text:span></text:span> nu op <text:span text:style-name="Source_20_Text"><text:span text:style-name="T4">&lt;all_urls&gt;</text:span></text:span> → beperken tot domeinen/sites waar je extension echt nodig is.</text:p>
            </text:list-item>
          </text:list>
        </text:list-item>
        <text:list-item>
          <text:p text:style-name="P2"><text:span text:style-name="Strong_20_Emphasis">Quota / token-limit handling</text:span></text:p>
          <text:list>
            <text:list-item>
              <text:p text:style-name="P2">Lange pagina’s chunken (zit al deels in je code).</text:p>
            </text:list-item>
            <text:list-item>
              <text:p text:style-name="P2">Checken hoe groot de outputs van Gemini kunnen zijn en evt. <text:span text:style-name="Source_20_Text">maxOutputTokens</text:span> instellen.</text:p>
            </text:list-item>
          </text:list>
        </text:list-item>
        <text:list-item>
          <text:p text:style-name="P2"><text:span text:style-name="Strong_20_Emphasis">UI polish</text:span></text:p>
          <text:list>
            <text:list-item>
              <text:p text:style-name="P2">Buttons tijdelijk disablen bij request (zit al in code).</text:p>
            </text:list-item>
            <text:list-item>
              <text:p text:style-name="P2">Eventueel loading-indicator/spinner toevoegen.</text:p>
            </text:list-item>
            <text:list-item>
              <text:p text:style-name="P2">Output scrollbaar (zit al in HTML verbeterde versie).</text:p>
            </text:list-item>
          </text:list>
        </text:list-item>
        <text:list-item>
          <text:p text:style-name="P2"><text:span text:style-name="Strong_20_Emphasis">Foutafhandeling uitbreiden</text:span></text:p>
          <text:list>
            <text:list-item>
              <text:p text:style-name="P2">Netwerkfouten, API-quota, lege resultaten → duidelijke meldingen in UI.</text:p>
            </text:list-item>
            <text:list-item>
              <text:p text:style-name="P2">Eventueel retry-mechanisme of fallback.</text:p>
            </text:list-item>
          </text:list>
        </text:list-item>
        <text:list-item>
          <text:p text:style-name="P2"><text:span text:style-name="Strong_20_Emphasis">Opslag / instellingen</text:span></text:p>
          <text:list>
            <text:list-item>
              <text:p text:style-name="P2">Met <text:span text:style-name="Source_20_Text"><text:span text:style-name="T4">chrome.storage</text:span></text:span> kun je later user-instellingen bewaren (bijv. voorkeurstaal, modelkeuze).</text:p>
            </text:list-item>
          </text:list>
        </text:list-item>
        <text:list-item>
          <text:p text:style-name="P2"><text:span text:style-name="Strong_20_Emphasis">Privacy / communicatie</text:span></text:p>
          <text:list>
            <text:list-item>
              <text:p text:style-name="P2">Informeer gebruikers dat de tekst van pagina’s naar een server/LLM wordt gestuurd.</text:p>
            </text:list-item>
            <text:list-item>
              <text:p text:style-name="P2">Als je ooit publiceert in de Chrome Web Store: privacybeleid verplicht.</text:p>
            </text:list-item>
          </text:list>
        </text:list-item>
        <text:list-item>
          <text:p text:style-name="P2"><text:span text:style-name="Strong_20_Emphasis">Iconen / branding</text:span></text:p>
          <text:list>
            <text:list-item>
              <text:p text:style-name="P2"><text:span text:style-name="T4">Check dat </text:span><text:span text:style-name="Source_20_Text"><text:span text:style-name="T4">icons/icon16.png</text:span></text:span><text:span text:style-name="T4">, </text:span><text:span text:style-name="Source_20_Text"><text:span text:style-name="T4">icon48.png</text:span></text:span><text:span text:style-name="T4">, </text:span><text:span text:style-name="Source_20_Text"><text:span text:style-name="T4">icon128.png</text:span></text:span><text:span text:style-name="T4"> aanwezig en goed zijn.</text:span></text:p>
            </text:list-item>
          </text:list>
        </text:list-item>
        <text:list-item>
          <text:p text:style-name="P2"><text:soft-page-break/><text:span text:style-name="Strong_20_Emphasis">Eindtest</text:span></text:p>
        </text:list-item>
      </text:list>
      <text:list text:style-name="L2">
        <text:list-item>
          <text:p text:style-name="P3">In Developer Mode laden.</text:p>
        </text:list-item>
        <text:list-item>
          <text:p text:style-name="P3">Popup openen → samenvatten testen.</text:p>
        </text:list-item>
        <text:list-item>
          <text:p text:style-name="P3">Vraag stellen → antwoord checken.</text:p>
        </text:list-item>
        <text:list-item>
          <text:p text:style-name="P3">Test op verschillende sites (korte tekst, lange tekst, sites zonder <text:span text:style-name="Source_20_Text"><text:span text:style-name="T4">&lt;main&gt;</text:span></text:span><text:span text:style-name="T4">).</text:span></text:p>
        </text:list-item>
      </text:list>
      <text:p text:style-name="P4"/>
      <text:p text:style-name="P4"><text:line-break/><text:span text:style-name="T5">English:</text:span><text:line-break/></text:p>
      <text:p text:style-name="P4"><text:span text:style-name="Strong_20_Emphasis"><text:span text:style-name="Strong_20_Emphasis"><text:span text:style-name="T3"><text:s text:c="7"/>1. </text:span></text:span></text:span><text:span text:style-name="Strong_20_Emphasis">API key security</text:span></text:p>
      <text:list text:style-name="L3">
        <text:list-item>
          <text:list>
            <text:list-item>
              <text:p text:style-name="P5">Never hardcode the key in the client.</text:p>
            </text:list-item>
            <text:list-item>
              <text:p text:style-name="P5">Set up a server proxy (Node/Express or other backend) to handle Gemini requests.</text:p>
            </text:list-item>
            <text:list-item>
              <text:p text:style-name="P5">Only the server knows the real key.</text:p>
            </text:list-item>
          </text:list>
        </text:list-item>
        <text:list-item>
          <text:p text:style-name="P5"><text:span text:style-name="Strong_20_Emphasis">Proxy origin in manifest</text:span></text:p>
          <text:list>
            <text:list-item>
              <text:p text:style-name="P5">Configure <text:span text:style-name="Source_20_Text"><text:span text:style-name="T4">host_permissions</text:span></text:span> to point to your proxy URL (e.g., <text:span text:style-name="Source_20_Text"><text:span text:style-name="T4">https://api.yourdomain.com/*</text:span></text:span>).</text:p>
            </text:list-item>
            <text:list-item>
              <text:p text:style-name="P5">Update the fetch URL in <text:span text:style-name="Source_20_Text"><text:span text:style-name="T4">popup.js</text:span></text:span> to use your proxy.</text:p>
            </text:list-item>
          </text:list>
        </text:list-item>
        <text:list-item>
          <text:p text:style-name="P5"><text:span text:style-name="Strong_20_Emphasis">Restrict matches</text:span></text:p>
          <text:list>
            <text:list-item>
              <text:p text:style-name="P5"><text:span text:style-name="Source_20_Text"><text:span text:style-name="T4">content_scripts.matches</text:span></text:span> is currently <text:span text:style-name="Source_20_Text"><text:span text:style-name="T4">&lt;all_urls&gt;</text:span></text:span> → restrict it to the domains/sites where you really need the extension.</text:p>
            </text:list-item>
          </text:list>
        </text:list-item>
        <text:list-item>
          <text:p text:style-name="P5"><text:span text:style-name="Strong_20_Emphasis">Quota / token limit handling</text:span></text:p>
          <text:list>
            <text:list-item>
              <text:p text:style-name="P5">Chunk long pages (already partly in your code).</text:p>
            </text:list-item>
            <text:list-item>
              <text:p text:style-name="P5">Check Gemini’s max output size and consider setting <text:span text:style-name="Source_20_Text"><text:span text:style-name="T4">maxOutputTokens</text:span></text:span>.</text:p>
            </text:list-item>
          </text:list>
        </text:list-item>
        <text:list-item>
          <text:p text:style-name="P5"><text:span text:style-name="Strong_20_Emphasis">UI polish</text:span></text:p>
          <text:list>
            <text:list-item>
              <text:p text:style-name="P5">Disable buttons while a request is running (already in code).</text:p>
            </text:list-item>
            <text:list-item>
              <text:p text:style-name="P5">Add a loading indicator/spinner if desired.</text:p>
            </text:list-item>
            <text:list-item>
              <text:p text:style-name="P5">Make output scrollable (already in your HTML).</text:p>
            </text:list-item>
          </text:list>
        </text:list-item>
        <text:list-item>
          <text:p text:style-name="P5"><text:span text:style-name="Strong_20_Emphasis">Error handling improvements</text:span></text:p>
          <text:list>
            <text:list-item>
              <text:p text:style-name="P5">Handle network errors, API quota limits, and empty results with clear messages in the UI.</text:p>
            </text:list-item>
            <text:list-item>
              <text:p text:style-name="P5">Optional: retry mechanism or fallback.</text:p>
            </text:list-item>
          </text:list>
        </text:list-item>
        <text:list-item>
          <text:p text:style-name="P5"><text:span text:style-name="Strong_20_Emphasis">Storage / settings</text:span></text:p>
          <text:list>
            <text:list-item>
              <text:p text:style-name="P5">Use <text:span text:style-name="Source_20_Text"><text:span text:style-name="T4">chrome.storage</text:span></text:span> to store user preferences (e.g., language, model choice).</text:p>
            </text:list-item>
          </text:list>
        </text:list-item>
        <text:list-item>
          <text:p text:style-name="P5"><text:soft-page-break/><text:span text:style-name="Strong_20_Emphasis">Privacy / communication</text:span></text:p>
          <text:list>
            <text:list-item>
              <text:p text:style-name="P5">Inform users that webpage text is sent to a server/LLM.</text:p>
            </text:list-item>
            <text:list-item>
              <text:p text:style-name="P5">If you publish on the Chrome Web Store: privacy policy is required.</text:p>
            </text:list-item>
          </text:list>
        </text:list-item>
        <text:list-item>
          <text:p text:style-name="P5"><text:span text:style-name="Strong_20_Emphasis">Icons / branding</text:span></text:p>
          <text:list>
            <text:list-item>
              <text:p text:style-name="P5">Verify that <text:span text:style-name="Source_20_Text"><text:span text:style-name="T4">icons/icon16.png</text:span></text:span>, <text:span text:style-name="Source_20_Text"><text:span text:style-name="T4">icon48.png</text:span></text:span>, and <text:span text:style-name="Source_20_Text"><text:span text:style-name="T4">icon128.png</text:span></text:span> exist and display correctly.</text:p>
            </text:list-item>
          </text:list>
        </text:list-item>
        <text:list-item>
          <text:p text:style-name="P5"><text:span text:style-name="Strong_20_Emphasis">Final testing</text:span></text:p>
        </text:list-item>
      </text:list>
      <text:list text:style-name="L4">
        <text:list-item>
          <text:p text:style-name="P6">Load the extension in Developer Mode.</text:p>
        </text:list-item>
        <text:list-item>
          <text:p text:style-name="P6">Test popup → summarize page.</text:p>
        </text:list-item>
        <text:list-item>
          <text:p text:style-name="P6">Test popup → ask a question.</text:p>
        </text:list-item>
        <text:list-item>
          <text:p text:style-name="P6">Try on different sites (short text, long text, sites without <text:span text:style-name="Source_20_Text"><text:span text:style-name="T4">&lt;main&gt;</text:span></text:span>).</text:p>
        </text:list-item>
      </text:list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15:46:56.918481600</meta:creation-date>
    <dc:date>2025-10-02T15:55:10.354652000</dc:date>
    <meta:editing-duration>PT8M13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3" meta:paragraph-count="63" meta:word-count="495" meta:character-count="3090" meta:non-whitespace-character-count="2692"/>
  </office:meta>
</office:document-meta>
</file>